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6.662cm"/>
    </style:style>
    <style:style style:name="co4" style:family="table-column">
      <style:table-column-properties fo:break-before="auto" style:column-width="4.763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473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fo:language="de" fo:country="D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98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middle"/>
      <style:text-properties fo:color="#e69138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Dependency estimation</text:p>
          </table:table-cell>
          <table:table-cell table:style-name="ce1" office:value-type="string">
            <text:p>Licensor</text:p>
          </table:table-cell>
          <table:table-cell table:style-name="ce1" office:value-type="string">
            <text:p>Capital Cost</text:p>
          </table:table-cell>
          <table:table-cell table:style-name="ce1" office:value-type="string">
            <text:p>Operating Cost (Annually)</text:p>
          </table:table-cell>
          <table:table-cell table:style-name="ce1" office:value-type="string">
            <text:p>Interdependenc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jQuery</text:p>
          </table:table-cell>
          <table:table-cell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jquery.org/">jquery.org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ootstrap</text:p>
          </table:table-cell>
          <table:table-cell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getbootstrap.com/">http://getbootstrap.com/</text:a>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Landing Page Template</text:p>
          </table:table-cell>
          <table:table-cell office:value-type="string">
            <text:p>Apache 2.0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startbootstrap.com/">http://startbootstrap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Bootstrap, Font Awesome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asyTree</text:p>
          </table:table-cell>
          <table:table-cell office:value-type="string">
            <text:p>MIT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easyjstree.com/">easyjstree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ata Tables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atatables.net/">datatables.net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Squire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http://neilj.github.io/Squire/</text:p>
          </table:table-cell>
          <table:table-cell table:number-columns-repeated="3" table:style-name="ce3" office:value-type="string">
            <text:p>-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Font Awesome</text:p>
          </table:table-cell>
          <table:table-cell office:value-type="string">
            <text:p>SIL OFL 1.1 – Fonts</text:p>
            <text:p>MIT - Code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fortawesome.github.io/">http://fortawesome.github.io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>
            <text:p>Loading Overlay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<text:a xlink:href="http://gasparesganga.com/">gasparesganga.com</text:a>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jQuery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eathtothestockphoto.com/">http://deathtothestockphoto.com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6">
          <table:table-cell table:style-name="ce2" office:value-type="string">
            <text:p>Photos:</text:p>
            <text:p>Process.jpg</text:p>
          </table:table-cell>
          <table:table-cell office:value-type="string">
            <text:p>CC0 Public Doma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s://pixabay.com/en/mark-marker-hand-leave-516279/">https://pixabay.com/en/mark-marker-hand-leave-516279/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office:value-type="string">
            <text:p>Color Picker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evoluteur/colorpicker</text:p>
          </table:table-cell>
          <table:table-cell table:number-columns-repeated="2" office:value-type="string">
            <text:p>-</text:p>
          </table:table-cell>
          <table:table-cell office:value-type="string">
            <text:p>jQuery, jQuery UI</text:p>
          </table:table-cell>
          <table:table-cell table:number-columns-repeated="249"/>
        </table:table-row>
        <table:table-row table:style-name="ro3">
          <table:table-cell office:value-type="string">
            <text:p>Filer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CreativeDream/jquery.filer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Morris JS</text:p>
          </table:table-cell>
          <table:table-cell table:style-name="ce5" office:value-type="string">
            <text:p>BSD-2-Clause</text:p>
          </table:table-cell>
          <table:table-cell office:value-type="string">
            <text:p>Low</text:p>
          </table:table-cell>
          <table:table-cell office:value-type="string">
            <text:p>https://github.com/morrisjs/morris.js</text:p>
          </table:table-cell>
          <table:table-cell table:number-columns-repeated="2" office:value-type="string">
            <text:p>-</text:p>
          </table:table-cell>
          <table:table-cell office:value-type="string">
            <text:p>jQuery, Raphael JS</text:p>
          </table:table-cell>
          <table:table-cell table:number-columns-repeated="249"/>
        </table:table-row>
        <table:table-row table:style-name="ro3">
          <table:table-cell office:value-type="string">
            <text:p>Raphael JS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raphaeljs.com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jsoup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soup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dminLTE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almasaeed2010/AdminLTE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lertify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fabien-d/alertify.js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Vex</text:p>
          </table:table-cell>
          <table:table-cell table:style-name="Default"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HubSpot/vex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>
            <text:p>D3</text:p>
          </table:table-cell>
          <table:table-cell table:style-name="ce6" office:value-type="string">
            <text:p>BSD 3-Clause</text:p>
          </table:table-cell>
          <table:table-cell office:value-type="string">
            <text:p>Low</text:p>
          </table:table-cell>
          <table:table-cell office:value-type="string">
            <text:p>https://d3js.org/</text:p>
          </table:table-cell>
          <table:table-cell table:number-columns-repeated="2" office:value-type="string">
            <text:p>-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10.06.2016</text:date>, <text:time>11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11:16:59.86</dc:date>
    <meta:editing-duration>PT29M49S</meta:editing-duration>
    <meta:editing-cycles>9</meta:editing-cycles>
    <meta:generator>OpenOffice/4.1.2$Win32 OpenOffice.org_project/412m3$Build-9782</meta:generator>
    <meta:document-statistic meta:table-count="1" meta:cell-count="137" meta:object-count="0"/>
  </office:meta>
</office:document-meta>
</file>